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1.7811in"/>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1.7811in"/>
        </style:tab-stops>
      </style:paragraph-properties>
      <style:text-properties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master-page-name="">
      <style:paragraph-properties fo:margin-left="0.5in" fo:margin-right="0in" fo:text-indent="0in" style:auto-text-indent="false" style:page-number="auto">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in" fo:margin-right="0in" fo:text-indent="0in" style:auto-text-indent="false" style:page-number="auto">
        <style:tab-stops>
          <style:tab-stop style:position="1.7811in"/>
        </style:tab-stops>
      </style:paragraph-properties>
      <style:text-properties fo:font-size="12pt" fo:font-weight="bold" style:font-size-asian="12pt" style:font-weight-asian="bold" style:font-size-complex="12pt" style:font-weight-complex="bold"/>
    </style:style>
    <style:style style:name="P9" style:family="paragraph" style:parent-style-name="Standard">
      <style:paragraph-properties fo:margin-left="0in" fo:margin-right="0in" fo:text-indent="0in" style:auto-text-indent="false">
        <style:tab-stops>
          <style:tab-stop style:position="1.7811in"/>
        </style:tab-stops>
      </style:paragraph-properties>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ab-stops>
          <style:tab-stop style:position="1.7811in"/>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2">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3">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4">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5" style:family="paragraph" style:parent-style-name="Standard" style:list-style-name="L5">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5">How can I let players build a transportation network to develop a collection of small and disconnected farming societies into a vast and complex economy?</text:p>
      <text:p text:style-name="P5"/>
      <text:p text:style-name="P2"/>
      <text:p text:style-name="P2">User Stories/Product Backlog</text:p>
      <text:p text:style-name="P2"/>
      <text:list xml:id="list3751450903292064208" text:style-name="L1">
        <text:list-item>
          <text:p text:style-name="P16">As a player of any skill level, I can make interesting choices in how I develop my region.</text:p>
          <text:list>
            <text:list-item>
              <text:p text:style-name="P16">As a player, at the beginning of the game, I have an interesting choice of locations at which to start building my network.</text:p>
            </text:list-item>
            <text:list-item>
              <text:p text:style-name="P16">As a player, I have to make tradeoffs as to which societies are made to climb the complexity ladder, and which are made to stay stagnant.</text:p>
              <text:list>
                <text:list-item>
                  <text:p text:style-name="P16">As a player, I see advantages and disadvantages to pushing any given society to any given level of complexity.</text:p>
                  <text:list>
                    <text:list-item>
                      <text:p text:style-name="P16">As a player, I require things from every level of complexity.</text:p>
                    </text:list-item>
                    <text:list-item>
                      <text:p text:style-name="P16">As a player, things that a given level of complexity provides me cannot be obtained by any other level of complexity, and have no possible replacements.</text:p>
                    </text:list-item>
                  </text:list>
                </text:list-item>
              </text:list>
            </text:list-item>
          </text:list>
        </text:list-item>
        <text:list-item>
          <text:p text:style-name="P16">As a player, I understand the basic building blocks of my transportation network intuitively, and know how to figure out what's going wrong.</text:p>
          <text:list>
            <text:list-item>
              <text:p text:style-name="P16">As a player, I know how to construct connections between nodes and what those connections do.</text:p>
            </text:list-item>
            <text:list-item>
              <text:p text:style-name="P16">As a player, I know what resource depots are and why I want them.</text:p>
            </text:list-item>
            <text:list-item>
              <text:p text:style-name="P16">As a player, if I want to connect a new society to my transportation grid, I can immediately plan a route that will get me there.</text:p>
            </text:list-item>
          </text:list>
        </text:list-item>
        <text:list-item>
          <text:p text:style-name="P16">As a player, when I add a new society to my transportation network, I need to make a meaningful decision about what to do with it.</text:p>
          <text:list>
            <text:list-item>
              <text:p text:style-name="P16">As a player, I can use a given society to do multiple things.</text:p>
              <text:list>
                <text:list-item>
                  <text:p text:style-name="P16">Those things are differentiated enough that they fulfill different roles in my network.</text:p>
                </text:list-item>
                <text:list-item>
                  <text:p text:style-name="P16">If I choose one option over another, then that society cannot perform the task of the option I did not choose.</text:p>
                </text:list-item>
              </text:list>
            </text:list-item>
          </text:list>
        </text:list-item>
        <text:list-item>
          <text:p text:style-name="P16">As a player, I always want to try and make my transportation network more efficient, and need to do so in order to achieve my goals.</text:p>
          <text:list>
            <text:list-item>
              <text:p text:style-name="P16">As a player, the amount of time it takes to get resources from once place to another affects my performance.</text:p>
              <text:list>
                <text:list-item>
                  <text:p text:style-name="P16">As a player, it is paramount that I get required resources to my societies quickly enough that they upgrade, and even more important that I get them fast enough to prevent them from downgrading.</text:p>
                </text:list-item>
              </text:list>
            </text:list-item>
            <text:list-item>
              <text:p text:style-name="P16">As a player, I have lots of tools to make routes shorter, or to change the way I structure my routes entirely.</text:p>
              <text:list>
                <text:list-item>
                  <text:p text:style-name="P16">As a player, I see lots of alternate paths to get from one place to another, each with different tradeoffs.</text:p>
                </text:list-item>
                <text:list-item>
                  <text:p text:style-name="P16">As a player, I have a small but expressive number of buildings I can construct to change <text:soft-page-break/>the way resources move about the map in different ways.</text:p>
                </text:list-item>
                <text:list-item>
                  <text:p text:style-name="P16">As a player, I don't feel bad about letting a city descend the complexity ladder in order for it to serve a new purpose in my network.</text:p>
                </text:list-item>
              </text:list>
            </text:list-item>
          </text:list>
        </text:list-item>
        <text:list-item>
          <text:p text:style-name="P16">As a player, I can understand what my transportation network is doing just by looking at it.</text:p>
          <text:list>
            <text:list-item>
              <text:p text:style-name="P16">As a player, I can trace a given resource to a destination, and see the flow of resources from place to place.</text:p>
            </text:list-item>
          </text:list>
        </text:list-item>
        <text:list-item>
          <text:p text:style-name="P16">As a player, I am intrinsically motivated to expand my transportation network and develop my region.</text:p>
          <text:list>
            <text:list-item>
              <text:p text:style-name="P16">As a player, I feel a sense of accomplishment when I develop a society to its highest possible level.</text:p>
            </text:list-item>
          </text:list>
        </text:list-item>
        <text:list-item>
          <text:p text:style-name="P16">The game's UI displays all the information a player needs to know in a primarily visual manner.</text:p>
        </text:list-item>
        <text:list-item>
          <text:p text:style-name="P16">As a player, the central conceit of the game is engaging and guides me into reasoning about the problems of the game in ways that help me understand it.</text:p>
        </text:list-item>
        <text:list-item>
          <text:p text:style-name="P16">As a player, I find pushing more societies higher up the ladder of complexity becomes more difficult the more I do it.</text:p>
        </text:list-item>
        <text:list-item>
          <text:p text:style-name="P16">The game has a well-defined loop of activity that players engage in, which becomes more difficult to execute as the game progresses.</text:p>
        </text:list-item>
        <text:list-item>
          <text:p text:style-name="P16">As a player, I have access to a variety of maps that offer me different challenges and opportunities.</text:p>
        </text:list-item>
        <text:list-item>
          <text:p text:style-name="P16"/>
        </text:list-item>
      </text:list>
      <text:p text:style-name="P10">Iteration 1</text:p>
      <text:p text:style-name="P2"/>
      <text:p text:style-name="P3">Basic Design</text:p>
      <text:p text:style-name="P3"/>
      <text:p text:style-name="P6">Story</text:p>
      <text:p text:style-name="P7">You are some sort of abstract entity given jurisdiction over the transportation network of a large, underdeveloped rural region. It consists of nothing more than wilderness and farmland interspersed with a few villages. Your job is to develop this region in any way you desire, ultimately building it up into a vast economy of cities and metropolises producing a wide variety of goods and providing you with rather a lot of money.</text:p>
      <text:p text:style-name="P7"/>
      <text:p text:style-name="P7">Mechanics</text:p>
      <text:p text:style-name="P7">The game world is organized on a large undirected graph. Some graphs have societies on them, while others are merely empty land. Players can build certain structures, like depots, on empty land, and can build tubes/railroads/highways/whatever connecting societies and structures to each other, or societies to other societies, or structures to other structures. Every society has some level of development (farmland, village, town, city, metropolis), ordered by complexity, which determines what sorts of resources it produces and what sorts of resources it requires. As demands are satisfied, societies will slowly advance up the complexity ladder, and as their needs go unfulfilled they'll slowly descend down the complexity ladder. It's the player's job to figure out how to advance as many societies as high as they can.</text:p>
      <text:p text:style-name="P7"/>
      <text:p text:style-name="P7">Aesthetics</text:p>
      <text:p text:style-name="P7">I don't have a good way of answering or addressing this. I'd prefer a clean, pretty art style, but most likely the aesthetics will remain polygonal shapes for the foreseeable future.</text:p>
      <text:p text:style-name="P7"/>
      <text:p text:style-name="P7">Technology</text:p>
      <text:p text:style-name="P7">Unity, deployed to PCs.</text:p>
      <text:p text:style-name="P7"/>
      <text:p text:style-name="P8">Risk List</text:p>
      <text:p text:style-name="P9"/>
      <text:list xml:id="list2522193104947526609" text:style-name="L2">
        <text:list-item>
          <text:p text:style-name="P12">I don't know how many levels of complexity there should be, how many types of societies there ought to be.</text:p>
        </text:list-item>
        <text:list-item>
          <text:p text:style-name="P12">I don't know how many resources the game should have, what numbers make the game run or make it overwhelming.</text:p>
        </text:list-item>
        <text:list-item>
          <text:p text:style-name="P12">I'm not sure what types of resources all the various societies should produce and what they should consume. I'd assume that farming societies produce food, but what do they consume? What differentiates a village from a town from a city?</text:p>
        </text:list-item>
        <text:list-item>
          <text:p text:style-name="P12">I don't know how fast societies should expand and contract.</text:p>
        </text:list-item>
        <text:list-item>
          <text:p text:style-name="P12">I don't know where players will manage to make meaningful choices. Are there tradeoffs between having a large number of less-complex societies and a smaller number of more complex societies? How should the game change between these two strategies?</text:p>
        </text:list-item>
        <text:list-item>
          <text:p text:style-name="P12">I don't know where the challenge in this game is going to come. Should tubes cost money to create, and should money be somewhat difficult to generate?</text:p>
        </text:list-item>
        <text:list-item>
          <text:p text:style-name="P12">The undirected graph might not facilitate the structure of the game, instead restricting meaningful activity.</text:p>
        </text:list-item>
        <text:list-item>
          <text:p text:style-name="P12">I don't know what the victory conditions are, or whether there should be any. What's the player's motivation for playing?</text:p>
        </text:list-item>
        <text:list-item>
          <text:p text:style-name="P12"><text:soft-page-break/>The story might not be substantial enough for people to latch onto. It might be that I need a more concrete, more comprehensible conceit to encourage player engagement with the system.</text:p>
        </text:list-item>
        <text:list-item>
          <text:p text:style-name="P12">I don't know if every society of a given complexity should produce the same resources. Will that lead to less interesting gameplay?</text:p>
        </text:list-item>
      </text:list>
      <text:p text:style-name="P4"/>
      <text:p text:style-name="P3">Risk Mitigation</text:p>
      <text:p text:style-name="P3"/>
      <text:list xml:id="list5835820971532640594" text:style-name="L3">
        <text:list-item>
          <text:p text:style-name="P13">I don't know how many levels of complexity there should be, how many types of societies there ought to be.</text:p>
          <text:list>
            <text:list-item>
              <text:p text:style-name="P13">It'll probably take some time to figure out how many levels of complexity to make, though I suspect it'll need to be more than two given how important the interplay between various levels of society seems at this point. I'll start with three--farmland, village, and town--and see if we can get any interesting interactions out of that. I'll see about building a paper prototype to test resource interplay between these three and work from there.</text:p>
            </text:list-item>
          </text:list>
        </text:list-item>
        <text:list-item>
          <text:p text:style-name="P13">I don't know how many resources the game should have, what numbers make the game run or make it overwhelming.</text:p>
          <text:list>
            <text:list-item>
              <text:p text:style-name="P13">It's probably best to start with the simplest possible configuration and work up from there. We'll start with a single resource from every society type and see if that allows for sufficient complexity that we can see a kernel of fun. We'll save additional resource types for future sprints.</text:p>
            </text:list-item>
          </text:list>
        </text:list-item>
        <text:list-item>
          <text:p text:style-name="P13">I'm not sure what types of resources all the various societies should produce and what they should consume.</text:p>
          <text:list>
            <text:list-item>
              <text:p text:style-name="P13">We'll start by testing a simple arrangement that should allow for reasonable complexity with few moving parts. Farmlands will produce food (as one would expect). Villages will require food to advance and will produce a second resource, and cities will require both food and the village resource and produce a third resource. Farmlands won't degrade (since they're the lowest-complexity society) but will require both the village and the city resource in order to advance. That way, villages rely on farms, cities rely on farms and villages, and farmlands rely on neither but are upgraded only when both are present. I anticipate this will create a tradeoff between the number of farms you wish to advance up the complexity ladder and the number you want feeding your cities. My hypothesis is that this might create hard lose states of all of the map's villages decay, at which point advancement becomes impossible. We'll need to work on that.</text:p>
            </text:list-item>
          </text:list>
        </text:list-item>
        <text:list-item>
          <text:p text:style-name="P13">I don't know how fast societies should expand and contract.</text:p>
          <text:list>
            <text:list-item>
              <text:p text:style-name="P13">That is a fine-tuning question that we won't be able to answer for quite some time. We'll fiddle with turn timing in the physical prototype. If we get to a digital prototype, we'll have to fiddle with the numbers, but now we'll err on the side of caution and make expansion and contraction times somewhat longer than perhaps they need to be, so we have enough time to reason about the problem. Otherwise, this is an answer for external playtesting to solve.</text:p>
            </text:list-item>
          </text:list>
        </text:list-item>
        <text:list-item>
          <text:p text:style-name="P13">I don't know where players will manage to make meaningful choices.</text:p>
          <text:list>
            <text:list-item>
              <text:p text:style-name="P13">With the model hypothesized in mitigation 3, we should have a reasonable choice at the level of farm advancement. There will probably also be intelligent choices at the level of depot placement in order to maximize efficiency. The paper prototype should provide some answers as to whether these choices are meaningful or not.</text:p>
            </text:list-item>
          </text:list>
        </text:list-item>
        <text:list-item>
          <text:p text:style-name="P13">I don't know where the challenge in this game is going to come.</text:p>
          <text:list>
            <text:list-item>
              <text:p text:style-name="P13">Again, with the paper prototype, the obvious sources of challenge are in depot placement and advancement priority. However, it remains to be seen if these challenges matter without tubes costing something. There might be interplay between travel times and expansion/contraction rates, but we'll probably need a programmatic prototype to reason <text:soft-page-break/>about that effectively. We'll leave tube costs for a future sprint.</text:p>
            </text:list-item>
          </text:list>
        </text:list-item>
        <text:list-item>
          <text:p text:style-name="P13">The undirected graph might not facilitate the structure of the game, instead restricting meaningful activity.</text:p>
          <text:list>
            <text:list-item>
              <text:p text:style-name="P13">Another difficult question to answer in isolation. We'll probably leave this one unaddressed for now, as we have no specific evidence one way or another that a rigid graph structure is going to hurt us. It certainly makes reasoning about the problem simpler. If we get stuck at some point, we can reconsider the graph assumption, but for now it'll have to be an acceptable risk.</text:p>
            </text:list-item>
          </text:list>
        </text:list-item>
        <text:list-item>
          <text:p text:style-name="P13">I don't know what the victory conditions are, or whether there should be any. What's the player's motivation for playing?</text:p>
          <text:list>
            <text:list-item>
              <text:p text:style-name="P13">We're a long way from victory conditions. Let's first try to establish this system as a toy, without rigid motivational structure underlying it. We can figure out victory conditions once we've uncovered the core of our design.</text:p>
            </text:list-item>
          </text:list>
        </text:list-item>
        <text:list-item>
          <text:p text:style-name="P13">The story might not be substantial enough for people to latch onto. It might be that I need a more concrete, more comprehensible conceit to encourage player engagement with the system.</text:p>
          <text:list>
            <text:list-item>
              <text:p text:style-name="P13">Another acceptable risk for now, given that we have limited ability to test or improve upon the aesthetic properties of the game. To be addressed in a future sprint.</text:p>
            </text:list-item>
          </text:list>
        </text:list-item>
        <text:list-item>
          <text:p text:style-name="P13">I don't know if every society of a given complexity should produce the same resources. Will that lead to less interesting gameplay?</text:p>
          <text:list>
            <text:list-item>
              <text:p text:style-name="P13">This is a very important question, but for simplicity's sake I think it needs to be left on the back-burner. Once we have a reasonable core we'll address this problem again with another prototype.</text:p>
            </text:list-item>
          </text:list>
        </text:list-item>
        <text:list-item>
          <text:p text:style-name="P13">What is the precise way in which societies ascend and descend the complexity ladder?</text:p>
          <text:list>
            <text:list-item>
              <text:p text:style-name="P13">Begin with a simple paradigm: a society has a certain amount of needs per time increment. If those needs are satisfied in full, increment some counter by one. If they are satisfied by less than half, decrement the same counter by one. Otherwise, the counter stays the same. If the counter reaches zero, the society descends. If it reaches some predefined number, the society ascends. Try and make the halfway points integer values for ease of prototyping.</text:p>
            </text:list-item>
            <text:list-item>
              <text:p text:style-name="P13">Or, simply ignore the timer altogether and experiment with that in the digital prototype.</text:p>
            </text:list-item>
          </text:list>
        </text:list-item>
      </text:list>
      <text:p text:style-name="P4"/>
      <text:p text:style-name="P2">Sprint 1<text:span text:style-name="T1"> -- 2 Week Duration (Ends 1st of March, 2017) 40-60 hours of work.</text:span></text:p>
      <text:p text:style-name="P4"/>
      <text:p text:style-name="P4">Completed Tasks</text:p>
      <text:p text:style-name="P4"/>
      <text:list xml:id="list4562117651693522905" text:style-name="L4">
        <text:list-item>
          <text:p text:style-name="P14">Set up the paper prototype with the rules specified in risk mitigation. [2 hours, completion time not recorded]</text:p>
        </text:list-item>
        <text:list-item>
          <text:p text:style-name="P14">Brainstorm about what the behavioral requirements are for the core society type interactions. [2 hours, completion time not recorded]</text:p>
        </text:list-item>
        <text:list-item>
          <text:p text:style-name="P14">Use the paper prototype to iterate on the basic loops of the game [13 hours, completion time not recorded]</text:p>
        </text:list-item>
        <text:list-item>
          <text:p text:style-name="P14">Clean out all of the unnecessary modules in the codebase. [1 hour estimated, actual time 25 minutes]</text:p>
        </text:list-item>
        <text:list-item>
          <text:p text:style-name="P14">Build the interfaces necessary for paper prototype 2.2, or change existing interfaces to meet its needs [3 hours estimated, completed in ~2 hours, possibly incomplete].</text:p>
        </text:list-item>
        <text:list-item>
          <text:p text:style-name="P14">Devise a way of decoupling game logic from Unity's engine, to facilitate decoupled unit testing [estimated 2 hours, completed in ~1 1/2 hours].</text:p>
        </text:list-item>
        <text:list-item>
          <text:p text:style-name="P14">Build a set of unit tests that prove the functionality of a Tube implementation [estimated 3 hours, completed in ~4 hours].</text:p>
        </text:list-item>
        <text:list-item>
          <text:p text:style-name="P14">Create an implementation that satisfies the Tube unit tests [estimated 3 hours, took ~45 <text:soft-page-break/>minutes].</text:p>
        </text:list-item>
      </text:list>
      <text:p text:style-name="P4"/>
      <text:p text:style-name="P4">Tasks left to do</text:p>
      <text:p text:style-name="P4"/>
      <text:list xml:id="list595075492526434101" text:style-name="L5">
        <text:list-item>
          <text:p text:style-name="P15">Build a set of unit tests that prove the functionality of a Society implementation [3 hours].</text:p>
        </text:list-item>
        <text:list-item>
          <text:p text:style-name="P15">Create an implementation that satisfies the Society unit tests [3 hours].</text:p>
        </text:list-item>
        <text:list-item>
          <text:p text:style-name="P15">Use the new tubes and new society modules to turn paper prototype 2.2 into digital prototype 2.2 [13 hours].</text:p>
        </text:list-item>
        <text:list-item>
          <text:p text:style-name="P15">Use the digital prototype to experiment with production and ascent/descent timing. [5 hours] </text:p>
        </text:list-item>
        <text:list-item>
          <text:p text:style-name="P15">[To Do] Build another paper prototype to experiment with alternate productions within the same level of complexity and see what effect that has on the base game [13 h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5T08:06:22.60</meta:creation-date>
    <dc:date>2017-02-21T12:40:52.97</dc:date>
    <meta:editing-duration>PT14H49M36S</meta:editing-duration>
    <meta:editing-cycles>18</meta:editing-cycles>
    <meta:generator>OpenOffice/4.1.1$Win32 OpenOffice.org_project/411m6$Build-9775</meta:generator>
    <meta:document-statistic meta:table-count="0" meta:image-count="0" meta:object-count="0" meta:page-count="6" meta:paragraph-count="94" meta:word-count="2423" meta:character-count="13943"/>
  </office:meta>
</office:document-meta>
</file>